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9.72mm"/>
    </style:style>
    <style:style style:name="co3" style:family="table-column">
      <style:table-column-properties fo:break-before="auto" style:column-width="39.8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3.log" table:style-name="ta1">
        <table:shapes>
          <draw:frame draw:z-index="0" draw:style-name="gr1" draw:text-style-name="P1" svg:width="159.99mm" svg:height="89.99mm" svg:x="85.32mm" svg:y="1mm">
            <loext:p draw:notify-on-update-of-ranges="'cameraslog_3.log'.A1:'cameraslog_3.log'.A1 'cameraslog_3.log'.A2:'cameraslog_3.log'.A501 'cameraslog_3.log'.B1:'cameraslog_3.log'.B1 'cameraslog_3.log'.B2:'cameraslog_3.log'.B501 'cameraslog_3.log'.A1:'cameraslog_3.log'.A1 'cameraslog_3.log'.A2:'cameraslog_3.log'.A501 'cameraslog_3.log'.C1:'cameraslog_3.log'.C1 'cameraslog_3.log'.C2:'cameraslog_3.log'.C5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821776" calcext:value-type="float">
            <text:p>9,82177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349819" calcext:value-type="float">
            <text:p>10,3498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349819" calcext:value-type="float">
            <text:p>10,3498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971875" calcext:value-type="float">
            <text:p>10,97187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323847" calcext:value-type="float">
            <text:p>10,32384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935903" calcext:value-type="float">
            <text:p>10,9359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935903" calcext:value-type="float">
            <text:p>10,9359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691913" calcext:value-type="float">
            <text:p>11,6919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691913" calcext:value-type="float">
            <text:p>11,6919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459916" calcext:value-type="float">
            <text:p>12,4599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.743904" calcext:value-type="float">
            <text:p>11,7439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529906" calcext:value-type="float">
            <text:p>12,52990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529906" calcext:value-type="float">
            <text:p>12,52990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529906" calcext:value-type="float">
            <text:p>12,52990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457919" calcext:value-type="float">
            <text:p>12,4579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.463919" calcext:value-type="float">
            <text:p>12,4639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.463919" calcext:value-type="float">
            <text:p>12,4639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.463919" calcext:value-type="float">
            <text:p>12,4639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.717878" calcext:value-type="float">
            <text:p>12,71787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.519876" calcext:value-type="float">
            <text:p>13,51987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.519876" calcext:value-type="float">
            <text:p>13,51987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.283882" calcext:value-type="float">
            <text:p>14,2838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.283882" calcext:value-type="float">
            <text:p>14,2838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.283882" calcext:value-type="float">
            <text:p>14,2838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.37187" calcext:value-type="float">
            <text:p>14,3718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.37187" calcext:value-type="float">
            <text:p>14,3718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.37187" calcext:value-type="float">
            <text:p>14,3718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.219894" calcext:value-type="float">
            <text:p>14,21989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.219894" calcext:value-type="float">
            <text:p>14,21989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.721847" calcext:value-type="float">
            <text:p>13,72184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.721847" calcext:value-type="float">
            <text:p>13,72184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.721847" calcext:value-type="float">
            <text:p>13,72184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.721847" calcext:value-type="float">
            <text:p>13,72184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.721847" calcext:value-type="float">
            <text:p>13,72184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.959836" calcext:value-type="float">
            <text:p>12,95983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.27382" calcext:value-type="float">
            <text:p>12,273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.273818" calcext:value-type="float">
            <text:p>12,2738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.929743" calcext:value-type="float">
            <text:p>11,92974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.929743" calcext:value-type="float">
            <text:p>11,92974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.929743" calcext:value-type="float">
            <text:p>11,92974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.929743" calcext:value-type="float">
            <text:p>11,92974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.585669" calcext:value-type="float">
            <text:p>11,58566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.423684" calcext:value-type="float">
            <text:p>11,42368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.583684" calcext:value-type="float">
            <text:p>10,5836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583684" calcext:value-type="float">
            <text:p>10,5836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.583684" calcext:value-type="float">
            <text:p>10,5836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.583684" calcext:value-type="float">
            <text:p>10,5836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.583684" calcext:value-type="float">
            <text:p>10,5836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.583684" calcext:value-type="float">
            <text:p>10,5836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.013644" calcext:value-type="float">
            <text:p>10,0136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.013644" calcext:value-type="float">
            <text:p>10,0136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.013644" calcext:value-type="float">
            <text:p>10,0136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.013644" calcext:value-type="float">
            <text:p>10,0136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.285631" calcext:value-type="float">
            <text:p>9,2856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.285631" calcext:value-type="float">
            <text:p>9,2856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.285631" calcext:value-type="float">
            <text:p>9,2856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.285631" calcext:value-type="float">
            <text:p>9,2856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.285631" calcext:value-type="float">
            <text:p>9,2856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.469628" calcext:value-type="float">
            <text:p>8,4696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951555" calcext:value-type="float">
            <text:p>7,9515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.951555" calcext:value-type="float">
            <text:p>7,9515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.951555" calcext:value-type="float">
            <text:p>7,9515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.871574" calcext:value-type="float">
            <text:p>7,8715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.871574" calcext:value-type="float">
            <text:p>7,8715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.871574" calcext:value-type="float">
            <text:p>7,8715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.871574" calcext:value-type="float">
            <text:p>7,8715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.871574" calcext:value-type="float">
            <text:p>7,8715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.871574" calcext:value-type="float">
            <text:p>7,8715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.871574" calcext:value-type="float">
            <text:p>7,8715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.871574" calcext:value-type="float">
            <text:p>7,8715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.871574" calcext:value-type="float">
            <text:p>7,8715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.871574" calcext:value-type="float">
            <text:p>7,8715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.871574" calcext:value-type="float">
            <text:p>7,8715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.871574" calcext:value-type="float">
            <text:p>7,8715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.871574" calcext:value-type="float">
            <text:p>7,8715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.871574" calcext:value-type="float">
            <text:p>7,8715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.871574" calcext:value-type="float">
            <text:p>7,8715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.871574" calcext:value-type="float">
            <text:p>7,8715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.871574" calcext:value-type="float">
            <text:p>7,8715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.871574" calcext:value-type="float">
            <text:p>7,8715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.871574" calcext:value-type="float">
            <text:p>7,8715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.871574" calcext:value-type="float">
            <text:p>7,8715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.871574" calcext:value-type="float">
            <text:p>7,8715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.871574" calcext:value-type="float">
            <text:p>7,8715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.871574" calcext:value-type="float">
            <text:p>7,8715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.871574" calcext:value-type="float">
            <text:p>7,8715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.871574" calcext:value-type="float">
            <text:p>7,8715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.871574" calcext:value-type="float">
            <text:p>7,8715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.871574" calcext:value-type="float">
            <text:p>7,8715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.871574" calcext:value-type="float">
            <text:p>7,8715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.871574" calcext:value-type="float">
            <text:p>7,8715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.871574" calcext:value-type="float">
            <text:p>7,8715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.871574" calcext:value-type="float">
            <text:p>7,8715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.871574" calcext:value-type="float">
            <text:p>7,8715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.871574" calcext:value-type="float">
            <text:p>7,8715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.871574" calcext:value-type="float">
            <text:p>7,8715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.871574" calcext:value-type="float">
            <text:p>7,8715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.871574" calcext:value-type="float">
            <text:p>7,8715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.871574" calcext:value-type="float">
            <text:p>7,8715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.871574" calcext:value-type="float">
            <text:p>7,8715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.795582" calcext:value-type="float">
            <text:p>7,79558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.795582" calcext:value-type="float">
            <text:p>7,79558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.795582" calcext:value-type="float">
            <text:p>7,79558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.795582" calcext:value-type="float">
            <text:p>7,79558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.795582" calcext:value-type="float">
            <text:p>7,79558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.795582" calcext:value-type="float">
            <text:p>7,79558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.795582" calcext:value-type="float">
            <text:p>7,79558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.705601" calcext:value-type="float">
            <text:p>7,7056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.705601" calcext:value-type="float">
            <text:p>7,7056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.705601" calcext:value-type="float">
            <text:p>7,7056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.705601" calcext:value-type="float">
            <text:p>7,7056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.705601" calcext:value-type="float">
            <text:p>7,7056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.705601" calcext:value-type="float">
            <text:p>7,7056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.705601" calcext:value-type="float">
            <text:p>7,7056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.705601" calcext:value-type="float">
            <text:p>7,7056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.705601" calcext:value-type="float">
            <text:p>7,7056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.705601" calcext:value-type="float">
            <text:p>7,7056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.705601" calcext:value-type="float">
            <text:p>7,7056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.705601" calcext:value-type="float">
            <text:p>7,7056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.777586" calcext:value-type="float">
            <text:p>7,7775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.777586" calcext:value-type="float">
            <text:p>7,7775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.293512" calcext:value-type="float">
            <text:p>7,2935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.293512" calcext:value-type="float">
            <text:p>7,2935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.293512" calcext:value-type="float">
            <text:p>7,2935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.293512" calcext:value-type="float">
            <text:p>7,2935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.203531" calcext:value-type="float">
            <text:p>7,2035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.203531" calcext:value-type="float">
            <text:p>7,2035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.203531" calcext:value-type="float">
            <text:p>7,2035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.203531" calcext:value-type="float">
            <text:p>7,2035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.203531" calcext:value-type="float">
            <text:p>7,2035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.203531" calcext:value-type="float">
            <text:p>7,2035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.203531" calcext:value-type="float">
            <text:p>7,2035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.203531" calcext:value-type="float">
            <text:p>7,2035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.203531" calcext:value-type="float">
            <text:p>7,2035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.203531" calcext:value-type="float">
            <text:p>7,2035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.203531" calcext:value-type="float">
            <text:p>7,2035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.203531" calcext:value-type="float">
            <text:p>7,2035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.203531" calcext:value-type="float">
            <text:p>7,2035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.203531" calcext:value-type="float">
            <text:p>7,2035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687482" calcext:value-type="float">
            <text:p>6,6874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687482" calcext:value-type="float">
            <text:p>6,6874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.687482" calcext:value-type="float">
            <text:p>6,6874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.687482" calcext:value-type="float">
            <text:p>6,6874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.687482" calcext:value-type="float">
            <text:p>6,6874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.687482" calcext:value-type="float">
            <text:p>6,6874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.687482" calcext:value-type="float">
            <text:p>6,6874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687482" calcext:value-type="float">
            <text:p>6,6874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687482" calcext:value-type="float">
            <text:p>6,6874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687482" calcext:value-type="float">
            <text:p>6,6874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687482" calcext:value-type="float">
            <text:p>6,6874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687482" calcext:value-type="float">
            <text:p>6,6874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687482" calcext:value-type="float">
            <text:p>6,6874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363403" calcext:value-type="float">
            <text:p>6,3634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363403" calcext:value-type="float">
            <text:p>6,3634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363403" calcext:value-type="float">
            <text:p>6,3634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363403" calcext:value-type="float">
            <text:p>6,3634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363403" calcext:value-type="float">
            <text:p>6,3634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363403" calcext:value-type="float">
            <text:p>6,3634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363403" calcext:value-type="float">
            <text:p>6,3634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363403" calcext:value-type="float">
            <text:p>6,3634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363403" calcext:value-type="float">
            <text:p>6,3634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363403" calcext:value-type="float">
            <text:p>6,3634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163232" calcext:value-type="float">
            <text:p>6,163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163232" calcext:value-type="float">
            <text:p>6,163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163232" calcext:value-type="float">
            <text:p>6,163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163232" calcext:value-type="float">
            <text:p>6,163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163232" calcext:value-type="float">
            <text:p>6,163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163232" calcext:value-type="float">
            <text:p>6,163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163232" calcext:value-type="float">
            <text:p>6,163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163232" calcext:value-type="float">
            <text:p>6,163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163232" calcext:value-type="float">
            <text:p>6,163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163232" calcext:value-type="float">
            <text:p>6,163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163232" calcext:value-type="float">
            <text:p>6,163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163232" calcext:value-type="float">
            <text:p>6,163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163232" calcext:value-type="float">
            <text:p>6,163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163232" calcext:value-type="float">
            <text:p>6,163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163232" calcext:value-type="float">
            <text:p>6,163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163232" calcext:value-type="float">
            <text:p>6,163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163232" calcext:value-type="float">
            <text:p>6,163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163232" calcext:value-type="float">
            <text:p>6,163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163232" calcext:value-type="float">
            <text:p>6,163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163232" calcext:value-type="float">
            <text:p>6,163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163232" calcext:value-type="float">
            <text:p>6,163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163232" calcext:value-type="float">
            <text:p>6,163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163232" calcext:value-type="float">
            <text:p>6,163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163232" calcext:value-type="float">
            <text:p>6,163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163232" calcext:value-type="float">
            <text:p>6,163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163232" calcext:value-type="float">
            <text:p>6,163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163232" calcext:value-type="float">
            <text:p>6,163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163232" calcext:value-type="float">
            <text:p>6,163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163232" calcext:value-type="float">
            <text:p>6,163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163232" calcext:value-type="float">
            <text:p>6,163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163232" calcext:value-type="float">
            <text:p>6,163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163232" calcext:value-type="float">
            <text:p>6,163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.693179" calcext:value-type="float">
            <text:p>5,6931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.743168" calcext:value-type="float">
            <text:p>5,7431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.743168" calcext:value-type="float">
            <text:p>5,7431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.743168" calcext:value-type="float">
            <text:p>5,7431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.743168" calcext:value-type="float">
            <text:p>5,7431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.743168" calcext:value-type="float">
            <text:p>5,7431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.743168" calcext:value-type="float">
            <text:p>5,7431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.743168" calcext:value-type="float">
            <text:p>5,7431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.743168" calcext:value-type="float">
            <text:p>5,7431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.743168" calcext:value-type="float">
            <text:p>5,7431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.743168" calcext:value-type="float">
            <text:p>5,7431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.743168" calcext:value-type="float">
            <text:p>5,7431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.743168" calcext:value-type="float">
            <text:p>5,7431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.743168" calcext:value-type="float">
            <text:p>5,7431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.743168" calcext:value-type="float">
            <text:p>5,7431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743168" calcext:value-type="float">
            <text:p>5,7431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.743168" calcext:value-type="float">
            <text:p>5,7431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.743168" calcext:value-type="float">
            <text:p>5,7431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.743168" calcext:value-type="float">
            <text:p>5,7431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.555035" calcext:value-type="float">
            <text:p>5,555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.555035" calcext:value-type="float">
            <text:p>5,555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.555035" calcext:value-type="float">
            <text:p>5,555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.555035" calcext:value-type="float">
            <text:p>5,555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.555035" calcext:value-type="float">
            <text:p>5,555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.721137" calcext:value-type="float">
            <text:p>5,7211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721137" calcext:value-type="float">
            <text:p>5,7211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.721137" calcext:value-type="float">
            <text:p>5,7211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.721137" calcext:value-type="float">
            <text:p>5,7211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.721137" calcext:value-type="float">
            <text:p>5,7211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.721137" calcext:value-type="float">
            <text:p>5,7211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.721137" calcext:value-type="float">
            <text:p>5,7211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.721137" calcext:value-type="float">
            <text:p>5,7211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.721137" calcext:value-type="float">
            <text:p>5,7211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.721137" calcext:value-type="float">
            <text:p>5,7211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.721137" calcext:value-type="float">
            <text:p>5,7211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.721137" calcext:value-type="float">
            <text:p>5,7211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.721137" calcext:value-type="float">
            <text:p>5,7211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.721137" calcext:value-type="float">
            <text:p>5,7211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.721137" calcext:value-type="float">
            <text:p>5,7211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.721137" calcext:value-type="float">
            <text:p>5,7211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.721137" calcext:value-type="float">
            <text:p>5,7211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.721137" calcext:value-type="float">
            <text:p>5,7211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.721137" calcext:value-type="float">
            <text:p>5,7211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.721137" calcext:value-type="float">
            <text:p>5,7211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.721137" calcext:value-type="float">
            <text:p>5,7211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.721137" calcext:value-type="float">
            <text:p>5,7211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.721137" calcext:value-type="float">
            <text:p>5,7211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.721137" calcext:value-type="float">
            <text:p>5,7211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.721137" calcext:value-type="float">
            <text:p>5,7211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.71101" calcext:value-type="float">
            <text:p>5,71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.71101" calcext:value-type="float">
            <text:p>5,71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.71101" calcext:value-type="float">
            <text:p>5,71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.71101" calcext:value-type="float">
            <text:p>5,71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.71101" calcext:value-type="float">
            <text:p>5,71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.71101" calcext:value-type="float">
            <text:p>5,71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.71101" calcext:value-type="float">
            <text:p>5,71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.71101" calcext:value-type="float">
            <text:p>5,71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.71101" calcext:value-type="float">
            <text:p>5,71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.71101" calcext:value-type="float">
            <text:p>5,71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.71101" calcext:value-type="float">
            <text:p>5,71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.71101" calcext:value-type="float">
            <text:p>5,71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.71101" calcext:value-type="float">
            <text:p>5,71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.71101" calcext:value-type="float">
            <text:p>5,71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.71101" calcext:value-type="float">
            <text:p>5,71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.71101" calcext:value-type="float">
            <text:p>5,71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.71101" calcext:value-type="float">
            <text:p>5,71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.71101" calcext:value-type="float">
            <text:p>5,71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.71101" calcext:value-type="float">
            <text:p>5,71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.71101" calcext:value-type="float">
            <text:p>5,71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.71101" calcext:value-type="float">
            <text:p>5,71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.71101" calcext:value-type="float">
            <text:p>5,71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.71101" calcext:value-type="float">
            <text:p>5,71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.71101" calcext:value-type="float">
            <text:p>5,71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.71101" calcext:value-type="float">
            <text:p>5,71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.71101" calcext:value-type="float">
            <text:p>5,71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.71101" calcext:value-type="float">
            <text:p>5,71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.71101" calcext:value-type="float">
            <text:p>5,71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.71101" calcext:value-type="float">
            <text:p>5,71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.71101" calcext:value-type="float">
            <text:p>5,71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.71101" calcext:value-type="float">
            <text:p>5,71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.71101" calcext:value-type="float">
            <text:p>5,71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.71101" calcext:value-type="float">
            <text:p>5,71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.71101" calcext:value-type="float">
            <text:p>5,71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.71101" calcext:value-type="float">
            <text:p>5,71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.71101" calcext:value-type="float">
            <text:p>5,71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.71101" calcext:value-type="float">
            <text:p>5,71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.71101" calcext:value-type="float">
            <text:p>5,71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.71101" calcext:value-type="float">
            <text:p>5,71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.71101" calcext:value-type="float">
            <text:p>5,71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.71101" calcext:value-type="float">
            <text:p>5,71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.71101" calcext:value-type="float">
            <text:p>5,71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.71101" calcext:value-type="float">
            <text:p>5,71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5T18:05:22.348000000</dc:date>
    <meta:editing-duration>PT1M29S</meta:editing-duration>
    <meta:editing-cycles>1</meta:editing-cycles>
    <meta:document-statistic meta:table-count="1" meta:cell-count="1503" meta:object-count="1"/>
    <meta:generator>LibreOffice/5.1.0.3$Windows_X86_64 LibreOffice_project/5e3e00a007d9b3b6efb6797a8b8e57b51ab1f73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'cameraslog_3.log'.A1:'cameraslog_3.log'.C501" chart:data-source-has-labels="row" svg:x="0.32cm" svg:y="0.18cm" svg:width="11.01cm" svg:height="8.64cm">
          <chartooo:coordinate-region svg:x="0.762cm" svg:y="0.382cm" svg:width="10.09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cameraslog_3.log'.B2:'cameraslog_3.log'.B501" chart:label-cell-address="'cameraslog_3.log'.B1:'cameraslog_3.log'.B1" chart:class="chart:scatter">
            <chart:domain table:cell-range-address="'cameraslog_3.log'.A2:'cameraslog_3.log'.A501"/>
            <chart:data-point chart:repeated="500"/>
          </chart:series>
          <chart:series chart:style-name="ch8" chart:values-cell-range-address="'cameraslog_3.log'.C2:'cameraslog_3.log'.C501" chart:label-cell-address="'cameraslog_3.log'.C1:'cameraslog_3.log'.C1" chart:class="chart:scatter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'cameraslog_3.log'.B1:'cameraslog_3.log'.B1</svg:desc>
                </draw:g>
              </table:table-cell>
              <table:table-cell office:value-type="string">
                <text:p>number of cameras</text:p>
                <draw:g>
                  <svg:desc>'cameraslog_3.log'.C1:'cameraslog_3.lo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meraslog_3.log'.A2:'cameraslog_3.log'.A501</svg:desc>
                </draw:g>
              </table:table-cell>
              <table:table-cell office:value-type="float" office:value="9.821776">
                <text:p>9.821776</text:p>
                <draw:g>
                  <svg:desc>'cameraslog_3.log'.B2:'cameraslog_3.log'.B501</svg:desc>
                </draw:g>
              </table:table-cell>
              <table:table-cell office:value-type="float" office:value="11">
                <text:p>11</text:p>
                <draw:g>
                  <svg:desc>'cameraslog_3.log'.C2:'cameraslog_3.log'.C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.349819">
                <text:p>10.3498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.349819">
                <text:p>10.3498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.971875">
                <text:p>10.9718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.323847">
                <text:p>10.3238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.935903">
                <text:p>10.9359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.935903">
                <text:p>10.9359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.691913">
                <text:p>11.6919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.691913">
                <text:p>11.6919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.459916">
                <text:p>12.4599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.743904">
                <text:p>11.7439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.529906">
                <text:p>12.5299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.529906">
                <text:p>12.5299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2.529906">
                <text:p>12.5299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2.457919">
                <text:p>12.4579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.463919">
                <text:p>12.4639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2.463919">
                <text:p>12.4639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2.463919">
                <text:p>12.4639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2.717878">
                <text:p>12.7178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3.519876">
                <text:p>13.5198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3.519876">
                <text:p>13.5198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4.283882">
                <text:p>14.2838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4.283882">
                <text:p>14.2838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4.283882">
                <text:p>14.2838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4.37187">
                <text:p>14.371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4.37187">
                <text:p>14.371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4.37187">
                <text:p>14.371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4.219894">
                <text:p>14.2198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4.219894">
                <text:p>14.2198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3.721847">
                <text:p>13.7218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3.721847">
                <text:p>13.7218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3.721847">
                <text:p>13.7218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3.721847">
                <text:p>13.7218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3.721847">
                <text:p>13.7218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2.959836">
                <text:p>12.9598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2.27382">
                <text:p>12.273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2.273818">
                <text:p>12.2738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1.929743">
                <text:p>11.92974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1.929743">
                <text:p>11.92974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1.929743">
                <text:p>11.92974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1.929743">
                <text:p>11.92974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1.585669">
                <text:p>11.5856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1.423684">
                <text:p>11.4236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0.583684">
                <text:p>10.5836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0.583684">
                <text:p>10.5836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0.583684">
                <text:p>10.5836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0.583684">
                <text:p>10.5836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0.583684">
                <text:p>10.5836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0.583684">
                <text:p>10.5836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0.013644">
                <text:p>10.0136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0.013644">
                <text:p>10.0136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0.013644">
                <text:p>10.0136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0.013644">
                <text:p>10.0136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9.285631">
                <text:p>9.2856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9.285631">
                <text:p>9.2856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9.285631">
                <text:p>9.2856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9.285631">
                <text:p>9.2856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9.285631">
                <text:p>9.2856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8.469628">
                <text:p>8.4696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.951555">
                <text:p>7.9515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7.951555">
                <text:p>7.9515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7.951555">
                <text:p>7.9515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7.871574">
                <text:p>7.8715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7.871574">
                <text:p>7.8715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7.871574">
                <text:p>7.8715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7.871574">
                <text:p>7.8715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7.871574">
                <text:p>7.8715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.871574">
                <text:p>7.8715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.871574">
                <text:p>7.8715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.871574">
                <text:p>7.8715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.871574">
                <text:p>7.8715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.871574">
                <text:p>7.8715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.871574">
                <text:p>7.8715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.871574">
                <text:p>7.8715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.871574">
                <text:p>7.8715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.871574">
                <text:p>7.8715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.871574">
                <text:p>7.8715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.871574">
                <text:p>7.8715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7.871574">
                <text:p>7.8715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.871574">
                <text:p>7.8715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7.871574">
                <text:p>7.8715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7.871574">
                <text:p>7.8715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7.871574">
                <text:p>7.8715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7.871574">
                <text:p>7.8715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7.871574">
                <text:p>7.8715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7.871574">
                <text:p>7.8715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7.871574">
                <text:p>7.8715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7.871574">
                <text:p>7.8715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7.871574">
                <text:p>7.8715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7.871574">
                <text:p>7.8715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7.871574">
                <text:p>7.8715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7.871574">
                <text:p>7.8715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7.871574">
                <text:p>7.8715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7.871574">
                <text:p>7.8715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7.871574">
                <text:p>7.8715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7.871574">
                <text:p>7.8715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7.871574">
                <text:p>7.8715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7.871574">
                <text:p>7.8715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7.871574">
                <text:p>7.8715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.871574">
                <text:p>7.8715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7.795582">
                <text:p>7.7955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7.795582">
                <text:p>7.7955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7.795582">
                <text:p>7.7955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7.795582">
                <text:p>7.7955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7.795582">
                <text:p>7.7955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7.795582">
                <text:p>7.7955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7.795582">
                <text:p>7.7955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7.705601">
                <text:p>7.7056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7.705601">
                <text:p>7.7056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7.705601">
                <text:p>7.7056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7.705601">
                <text:p>7.7056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7.705601">
                <text:p>7.7056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7.705601">
                <text:p>7.7056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7.705601">
                <text:p>7.7056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7.705601">
                <text:p>7.7056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7.705601">
                <text:p>7.7056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7.705601">
                <text:p>7.7056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7.705601">
                <text:p>7.7056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7.705601">
                <text:p>7.7056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7.777586">
                <text:p>7.7775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7.777586">
                <text:p>7.7775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7.293512">
                <text:p>7.2935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7.293512">
                <text:p>7.2935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7.293512">
                <text:p>7.2935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7.293512">
                <text:p>7.2935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7.203531">
                <text:p>7.2035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7.203531">
                <text:p>7.2035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7.203531">
                <text:p>7.2035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7.203531">
                <text:p>7.2035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7.203531">
                <text:p>7.2035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7.203531">
                <text:p>7.2035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7.203531">
                <text:p>7.2035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7.203531">
                <text:p>7.2035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7.203531">
                <text:p>7.2035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7.203531">
                <text:p>7.2035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7.203531">
                <text:p>7.2035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7.203531">
                <text:p>7.2035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7.203531">
                <text:p>7.2035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7.203531">
                <text:p>7.2035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6.687482">
                <text:p>6.6874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6.687482">
                <text:p>6.6874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6.687482">
                <text:p>6.6874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6.687482">
                <text:p>6.6874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6.687482">
                <text:p>6.6874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6.687482">
                <text:p>6.6874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6.687482">
                <text:p>6.6874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6.687482">
                <text:p>6.6874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6.687482">
                <text:p>6.6874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6.687482">
                <text:p>6.6874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6.687482">
                <text:p>6.6874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6.687482">
                <text:p>6.6874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6.687482">
                <text:p>6.6874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6.363403">
                <text:p>6.3634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6.363403">
                <text:p>6.3634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6.363403">
                <text:p>6.3634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6.363403">
                <text:p>6.3634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6.363403">
                <text:p>6.3634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6.363403">
                <text:p>6.3634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6.363403">
                <text:p>6.3634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6.363403">
                <text:p>6.3634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6.363403">
                <text:p>6.3634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6.363403">
                <text:p>6.3634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6.163232">
                <text:p>6.1632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6.163232">
                <text:p>6.1632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6.163232">
                <text:p>6.1632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6.163232">
                <text:p>6.1632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.163232">
                <text:p>6.1632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6.163232">
                <text:p>6.1632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6.163232">
                <text:p>6.1632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6.163232">
                <text:p>6.1632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6.163232">
                <text:p>6.1632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6.163232">
                <text:p>6.1632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6.163232">
                <text:p>6.1632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6.163232">
                <text:p>6.1632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6.163232">
                <text:p>6.1632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6.163232">
                <text:p>6.1632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6.163232">
                <text:p>6.1632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6.163232">
                <text:p>6.1632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6.163232">
                <text:p>6.1632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6.163232">
                <text:p>6.1632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6.163232">
                <text:p>6.1632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6.163232">
                <text:p>6.1632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6.163232">
                <text:p>6.1632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6.163232">
                <text:p>6.1632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6.163232">
                <text:p>6.1632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6.163232">
                <text:p>6.1632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6.163232">
                <text:p>6.1632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6.163232">
                <text:p>6.1632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6.163232">
                <text:p>6.1632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6.163232">
                <text:p>6.1632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6.163232">
                <text:p>6.1632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6.163232">
                <text:p>6.1632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6.163232">
                <text:p>6.1632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6.163232">
                <text:p>6.1632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5.693179">
                <text:p>5.6931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5.743168">
                <text:p>5.743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5.743168">
                <text:p>5.743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5.743168">
                <text:p>5.743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5.743168">
                <text:p>5.743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5.743168">
                <text:p>5.743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5.743168">
                <text:p>5.743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5.743168">
                <text:p>5.743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5.743168">
                <text:p>5.743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5.743168">
                <text:p>5.743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5.743168">
                <text:p>5.743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5.743168">
                <text:p>5.743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5.743168">
                <text:p>5.743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5.743168">
                <text:p>5.743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5.743168">
                <text:p>5.743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5.743168">
                <text:p>5.743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5.743168">
                <text:p>5.743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5.743168">
                <text:p>5.743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5.743168">
                <text:p>5.743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5.555035">
                <text:p>5.5550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5.555035">
                <text:p>5.5550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5.555035">
                <text:p>5.5550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5.555035">
                <text:p>5.5550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5.555035">
                <text:p>5.5550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5.721137">
                <text:p>5.721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5.721137">
                <text:p>5.721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5.721137">
                <text:p>5.721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5.721137">
                <text:p>5.721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5.721137">
                <text:p>5.721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5.721137">
                <text:p>5.721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5.721137">
                <text:p>5.721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5.721137">
                <text:p>5.721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5.721137">
                <text:p>5.721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5.721137">
                <text:p>5.721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5.721137">
                <text:p>5.721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5.721137">
                <text:p>5.721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5.721137">
                <text:p>5.721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5.721137">
                <text:p>5.721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5.721137">
                <text:p>5.721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5.721137">
                <text:p>5.721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5.721137">
                <text:p>5.721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5.721137">
                <text:p>5.721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5.721137">
                <text:p>5.721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5.721137">
                <text:p>5.721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5.721137">
                <text:p>5.721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5.721137">
                <text:p>5.721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5.721137">
                <text:p>5.721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5.721137">
                <text:p>5.721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5.721137">
                <text:p>5.721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5.71101">
                <text:p>5.7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5.71101">
                <text:p>5.7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5.71101">
                <text:p>5.7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5.71101">
                <text:p>5.7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5.71101">
                <text:p>5.7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5.71101">
                <text:p>5.7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5.71101">
                <text:p>5.7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5.71101">
                <text:p>5.7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5.71101">
                <text:p>5.7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5.71101">
                <text:p>5.7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5.71101">
                <text:p>5.7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5.71101">
                <text:p>5.7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5.71101">
                <text:p>5.7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5.71101">
                <text:p>5.7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5.71101">
                <text:p>5.7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5.71101">
                <text:p>5.7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5.71101">
                <text:p>5.7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5.71101">
                <text:p>5.7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5.71101">
                <text:p>5.7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5.71101">
                <text:p>5.7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5.71101">
                <text:p>5.7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5.71101">
                <text:p>5.7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5.71101">
                <text:p>5.7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5.71101">
                <text:p>5.7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5.71101">
                <text:p>5.7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5.71101">
                <text:p>5.7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5.71101">
                <text:p>5.7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5.71101">
                <text:p>5.7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5.71101">
                <text:p>5.7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5.71101">
                <text:p>5.7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5.71101">
                <text:p>5.7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5.71101">
                <text:p>5.7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5.71101">
                <text:p>5.7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5.71101">
                <text:p>5.7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5.71101">
                <text:p>5.7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5.71101">
                <text:p>5.7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5.71101">
                <text:p>5.7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5.71101">
                <text:p>5.7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5.71101">
                <text:p>5.7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5.71101">
                <text:p>5.7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5.71101">
                <text:p>5.7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5.71101">
                <text:p>5.7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5.71101">
                <text:p>5.7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